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eople</text:p>
          </table:table-cell>
        </table:table-row>
        <table:table-row table:style-name="ro1">
          <table:table-cell office:value-type="string">
            <text:p>1/1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/2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/3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/4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/5/20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/6/20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/7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/8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/9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/10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/11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/12/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/13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/14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/15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/16/20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/17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/18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/19/20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/20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/21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/22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/23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/24/20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/25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/26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/27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/28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/29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/30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/31/201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/1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/2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/3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/4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/5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/6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/7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/8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/9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/10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/11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/12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/13/2017</text:p>
          </table:table-cell>
          <table:table-cell/>
        </table:table-row>
        <table:table-row table:style-name="ro1">
          <table:table-cell office:value-type="string">
            <text:p>2/14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/15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/16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/17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/18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/19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/20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/21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/22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/23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/24/20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/25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/26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/27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/28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/1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/2/20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/3/2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/4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/5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/6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/7/20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/8/20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/9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/10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/11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/12/20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/13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/14/201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/15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/16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/17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/18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/19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/20/20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3/21/20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/22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/23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/24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/25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/26/20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/27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/28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/29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/30/20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/31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4/1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/2/20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/3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/4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4/5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/6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/7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4/8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/9/20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4/10/20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/11/2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/12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4/13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/14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/15/201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4/16/201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4/17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/18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/19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/20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4/21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/22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/23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/24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/25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/26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/27/20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/28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/29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/30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5/1/20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5/2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/3/201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5/4/201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5/5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/6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/7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/8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/9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5/10/20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5/11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5/12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5/13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5/14/20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5/15/20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5/16/20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/17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/18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/19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/20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/21/20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5/22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/23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/24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/25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/26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5/27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5/28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/29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5/30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5/31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6/1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/2/20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6/3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/4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6/5/20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/6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/7/20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6/8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6/9/20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6/10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6/11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/12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/13/2017</text:p>
          </table:table-cell>
          <table:table-cell/>
        </table:table-row>
        <table:table-row table:style-name="ro1">
          <table:table-cell office:value-type="string">
            <text:p>6/14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6/15/20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/16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/17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/18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6/19/20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6/20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/21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6/22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/23/201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6/24/20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6/25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6/26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6/27/20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/28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6/29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/30/20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7/1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7/2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/3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/4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/5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/6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7/7/20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/8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/9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/10/20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7/11/20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/12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7/13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/14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/15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7/16/20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/17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7/18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/19/20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/20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7/21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/22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/23/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/24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7/25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7/26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7/27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7/28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/29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/30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/31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/1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/2/20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8/3/20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8/4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/5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/6/20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8/7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/8/20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8/9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8/10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/11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8/12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/13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/14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/15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/16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8/17/20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/18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8/19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8/20/20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8/21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8/22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8/23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/24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8/25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8/26/20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8/27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8/28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8/29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8/30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/31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9/1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/2/20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/3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/4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/5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9/6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/7/20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9/8/20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/9/20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/10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/11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/12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/13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9/14/20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/15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/16/20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/17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/18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/19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/20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9/21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/22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/23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9/24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/25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/26/20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9/27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/28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9/29/20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9/30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/1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/2/20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0/3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/4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0/5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0/6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/7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/8/20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0/9/20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0/10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/11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/12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0/13/20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0/14/20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0/15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/16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/17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/18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/19/201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10/20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/21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/22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/23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/24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0/25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/26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/27/20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/28/20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/29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/30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0/31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/1/2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/2/20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1/3/20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/4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/5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/6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/7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1/8/20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1/9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/10/2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/11/20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1/12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/13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/14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1/15/201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11/16/20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1/17/20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/18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/19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/20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/21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/22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/23/20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/24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/25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/26/20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1/27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/28/20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1/29/20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/30/20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2/1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/2/20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2/3/20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/4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2/5/20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/6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/7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2/8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2/9/20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/10/2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2/11/20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/12/20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2/13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/14/20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/15/20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/16/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2/17/20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2/18/20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/19/2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2/20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/21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/22/20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2/23/20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2/24/20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2/25/2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/26/2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/27/20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2/28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/29/20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2/30/2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/31/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/1/20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/2/201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/3/20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/4/20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/5/20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/6/20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/7/2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/8/20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/9/20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/10/20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/11/20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/12/20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/13/20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/14/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/15/20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/16/20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/17/20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/18/20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/19/20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/20/2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/21/20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/22/20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/23/20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/24/20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/25/20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/26/2018</text:p>
          </table:table-cell>
          <table:table-cell office:value-type="float" office:value="23">
            <text:p>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4/17/2018</text:date>, <text:time>20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52:19.99</meta:creation-date>
    <dc:date>2018-04-17T20:54:38.30</dc:date>
    <meta:editing-duration>PT2M18S</meta:editing-duration>
    <meta:editing-cycles>1</meta:editing-cycles>
    <meta:document-statistic meta:table-count="3" meta:cell-count="782" meta:object-count="0"/>
    <meta:generator>OpenOffice/4.1.3$Win32 OpenOffice.org_project/413m1$Build-9783</meta:generator>
  </office:meta>
</office:document-meta>
</file>